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81" draw:master-page-name="Master1-Layout1-title-Slajd-tytułowy" presentation:presentation-page-layout-name="Master1-PPL1" draw:id="Slide-256">
        <draw:frame draw:id="id282" presentation:style-name="a686" draw:name="Tytuł 1" svg:x="1.64815in" svg:y="2.62963in" svg:width="8.49402in" svg:height="1.80042in" presentation:class="title" presentation:placeholder="false">
          <draw:text-box>
            <text:p text:style-name="a685" text:class-names="" text:cond-style-name=""><text:span text:style-name="a682" text:class-names="">Wstęp do<text:s text:c="1"/></text:span><text:span text:style-name="a683" text:class-names="">Pythona</text:span><text:span text:style-name="a684" text:class-names=""/></text:p>
          </draw:text-box>
          <svg:title/>
          <svg:desc/>
        </draw:frame>
        <draw:frame draw:id="id283" presentation:style-name="a690" draw:name="Podtytuł 2" svg:x="1.64815in" svg:y="4.43004in" svg:width="8.49402in" svg:height="1.19958in" presentation:class="subtitle" presentation:placeholder="false">
          <draw:text-box>
            <text:p text:style-name="a689" text:class-names="" text:cond-style-name=""><text:span text:style-name="a687" text:class-names="">Testowa prezentacja</text:span><text:span text:style-name="a688" text:class-names=""/></text:p>
          </draw:text-box>
          <svg:title/>
          <svg:desc/>
        </draw:frame>
      </draw:page>
      <draw:page draw:name="Slide2" draw:style-name="a691" draw:master-page-name="Master1-Layout2-obj-Tytuł-i-zawartość" presentation:presentation-page-layout-name="Master1-PPL2" draw:id="Slide-257">
        <draw:frame draw:id="id284" presentation:style-name="a695" draw:name="Tytuł 1" svg:x="0.74074in" svg:y="0.66667in" svg:width="9.40143in" svg:height="1.44444in" presentation:class="title" presentation:placeholder="false">
          <draw:text-box>
            <text:p text:style-name="a694" text:class-names="" text:cond-style-name=""><text:span text:style-name="a692" text:class-names="">Testowy slajd</text:span><text:span text:style-name="a693" text:class-names=""/></text:p>
          </draw:text-box>
          <svg:title/>
          <svg:desc/>
        </draw:frame>
        <draw:frame draw:id="id285" presentation:style-name="a706" draw:name="Symbol zastępczy zawartości 2" svg:x="0.74074in" svg:y="2.36285in" svg:width="9.40143in" svg:height="4.24406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Punkt 1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Punkt 2</text:span></text:p>
              </text:list-item>
            </text:list>
            <text:list text:style-name="a705">
              <text:list-item>
                <text:p text:style-name="a704" text:class-names="" text:cond-style-name=""><text:span text:style-name="a702" text:class-names="">Punkt 3</text:span><text:span text:style-name="a7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ytuł i zawartość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Nagłówek sekcji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wa elementy zawartości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Porównanie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ylko tytuł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Pusty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Zawartość z podpisem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Obraz z podpisem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ytuł i podpis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Oferta z podpisem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Karta nazwy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Karta nazwy cytatu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Prawda lub fałsz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ytuł i tekst pionowy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ytuł pionowy i teks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90c226" draw:opacity="85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3f7819" draw:opacity="70%" draw:stroke="non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90c226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90c226" draw:opacity="85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c0e474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90c226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bfbfbf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d9d9d9" svg:stroke-opacity="100%" svg:stroke-linecap="round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90c226" draw:opacity="30%" draw:stroke="none"/>
    </style:style>
    <style:style style:family="graphic" style:name="a674">
      <style:graphic-properties draw:fill="solid" draw:fill-color="#90c226" draw:opacity="20%" draw:stroke="none"/>
    </style:style>
    <style:style style:family="graphic" style:name="a675">
      <style:graphic-properties draw:fill="solid" draw:fill-color="#54a021" draw:opacity="72%" draw:stroke="none"/>
    </style:style>
    <style:style style:family="graphic" style:name="a676">
      <style:graphic-properties draw:fill="solid" draw:fill-color="#3f7819" draw:opacity="70%" draw:stroke="none"/>
    </style:style>
    <style:style style:family="graphic" style:name="a677">
      <style:graphic-properties draw:fill="solid" draw:fill-color="#c0e474" draw:opacity="70%" draw:stroke="none"/>
    </style:style>
    <style:style style:family="graphic" style:name="a678">
      <style:graphic-properties draw:fill="solid" draw:fill-color="#90c226" draw:opacity="65%" draw:stroke="none"/>
    </style:style>
    <style:style style:family="graphic" style:name="a679">
      <style:graphic-properties draw:fill="solid" draw:fill-color="#90c226" draw:opacity="8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draw:fill="solid" draw:fill-color="#90c226" draw:opacity="85%" draw:stroke="non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042in" svg:stroke-color="#bfbfbf" svg:stroke-opacity="100%" svg:stroke-linecap="round"/>
    </style:style>
    <style:style style:family="graphic" style:name="a477">
      <style:graphic-properties draw:fill="none" draw:stroke="solid" svg:stroke-width="0.01042in" svg:stroke-color="#d9d9d9" svg:stroke-opacity="100%" svg:stroke-linecap="round"/>
    </style:style>
    <style:style style:family="graphic" style:name="a478">
      <style:graphic-properties draw:fill="solid" draw:fill-color="#90c226" draw:opacity="30%" draw:stroke="none"/>
    </style:style>
    <style:style style:family="graphic" style:name="a479">
      <style:graphic-properties draw:fill="solid" draw:fill-color="#90c226" draw:opacity="2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54a021" draw:opacity="72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3f7819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c0e474" draw:opacity="70%" draw:stroke="none"/>
    </style:style>
    <style:style style:family="graphic" style:name="a483">
      <style:graphic-properties draw:fill="solid" draw:fill-color="#90c226" draw:opacity="65%" draw:stroke="none"/>
    </style:style>
    <style:style style:family="graphic" style:name="a484">
      <style:graphic-properties draw:fill="solid" draw:fill-color="#90c226" draw:opacity="80%" draw:stroke="none"/>
    </style:style>
    <style:style style:family="graphic" style:name="a485">
      <style:graphic-properties draw:fill="solid" draw:fill-color="#90c226" draw:opacity="85%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042in" svg:stroke-color="#bfbfbf" svg:stroke-opacity="100%" svg:stroke-linecap="round"/>
    </style:style>
    <style:style style:family="graphic" style:name="a271">
      <style:graphic-properties draw:fill="none" draw:stroke="solid" svg:stroke-width="0.01042in" svg:stroke-color="#d9d9d9" svg:stroke-opacity="100%" svg:stroke-linecap="round"/>
    </style:style>
    <style:style style:family="graphic" style:name="a272">
      <style:graphic-properties draw:fill="solid" draw:fill-color="#90c226" draw:opacity="30%" draw:stroke="none"/>
    </style:style>
    <style:style style:family="graphic" style:name="a273">
      <style:graphic-properties draw:fill="solid" draw:fill-color="#90c226" draw:opacity="20%" draw:stroke="none"/>
    </style:style>
    <style:style style:family="graphic" style:name="a274">
      <style:graphic-properties draw:fill="solid" draw:fill-color="#54a021" draw:opacity="72%" draw:stroke="none"/>
    </style:style>
    <style:style style:family="graphic" style:name="a275">
      <style:graphic-properties draw:fill="solid" draw:fill-color="#3f7819" draw:opacity="70%" draw:stroke="none"/>
    </style:style>
    <style:style style:family="graphic" style:name="a276">
      <style:graphic-properties draw:fill="solid" draw:fill-color="#c0e474" draw:opacity="70%" draw:stroke="none"/>
    </style:style>
    <style:style style:family="graphic" style:name="a277">
      <style:graphic-properties draw:fill="solid" draw:fill-color="#90c226" draw:opacity="65%" draw:stroke="none"/>
    </style:style>
    <style:style style:family="graphic" style:name="a278">
      <style:graphic-properties draw:fill="solid" draw:fill-color="#90c226" draw:opacity="80%" draw:stroke="non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90c226" draw:opacity="85%" draw:stroke="non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042in" svg:stroke-color="#bfbfbf" svg:stroke-opacity="100%" svg:stroke-linecap="round"/>
    </style:style>
    <style:style style:family="graphic" style:name="a508">
      <style:graphic-properties draw:fill="none" draw:stroke="solid" svg:stroke-width="0.01042in" svg:stroke-color="#d9d9d9" svg:stroke-opacity="100%" svg:stroke-linecap="round"/>
    </style:style>
    <style:style style:family="graphic" style:name="a509">
      <style:graphic-properties draw:fill="solid" draw:fill-color="#90c226" draw:opacity="3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90c226" draw:opacity="20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4a021" draw:opacity="72%" draw:stroke="none"/>
    </style:style>
    <style:style style:family="graphic" style:name="a512">
      <style:graphic-properties draw:fill="solid" draw:fill-color="#3f7819" draw:opacity="70%" draw:stroke="none"/>
    </style:style>
    <style:style style:family="graphic" style:name="a513">
      <style:graphic-properties draw:fill="solid" draw:fill-color="#c0e474" draw:opacity="70%" draw:stroke="none"/>
    </style:style>
    <style:style style:family="graphic" style:name="a514">
      <style:graphic-properties draw:fill="solid" draw:fill-color="#90c226" draw:opacity="65%" draw:stroke="none"/>
    </style:style>
    <style:style style:family="graphic" style:name="a515">
      <style:graphic-properties draw:fill="solid" draw:fill-color="#90c226" draw:opacity="80%" draw:stroke="none"/>
    </style:style>
    <style:style style:family="graphic" style:name="a516">
      <style:graphic-properties draw:fill="solid" draw:fill-color="#90c226" draw:opacity="85%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bfbfbf" svg:stroke-opacity="100%" svg:stroke-linecap="round"/>
    </style:style>
    <style:style style:family="graphic" style:name="a298">
      <style:graphic-properties draw:fill="none" draw:stroke="solid" svg:stroke-width="0.01042in" svg:stroke-color="#d9d9d9" svg:stroke-opacity="100%" svg:stroke-linecap="round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90c226" draw:opacity="30%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draw:fill="solid" draw:fill-color="#90c226" draw:opacity="20%" draw:stroke="none"/>
    </style:style>
    <style:style style:family="graphic" style:name="a301">
      <style:graphic-properties draw:fill="solid" draw:fill-color="#54a021" draw:opacity="72%" draw:stroke="none"/>
    </style:style>
    <style:style style:family="graphic" style:name="a302">
      <style:graphic-properties draw:fill="solid" draw:fill-color="#3f7819" draw:opacity="70%" draw:stroke="none"/>
    </style:style>
    <style:style style:family="graphic" style:name="a303">
      <style:graphic-properties draw:fill="solid" draw:fill-color="#c0e474" draw:opacity="70%" draw:stroke="none"/>
    </style:style>
    <style:style style:family="graphic" style:name="a304">
      <style:graphic-properties draw:fill="solid" draw:fill-color="#90c226" draw:opacity="65%" draw:stroke="none"/>
    </style:style>
    <style:style style:family="graphic" style:name="a305">
      <style:graphic-properties draw:fill="solid" draw:fill-color="#90c226" draw:opacity="80%" draw:stroke="non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90c226" draw:opacity="85%" draw:stroke="non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none" draw:stroke="solid" svg:stroke-width="0.01042in" svg:stroke-color="#bfbfbf" svg:stroke-opacity="100%" svg:stroke-linecap="round"/>
    </style:style>
    <style:style style:family="graphic" style:name="a549">
      <style:graphic-properties draw:fill="none" draw:stroke="solid" svg:stroke-width="0.01042in" svg:stroke-color="#d9d9d9" svg:stroke-opacity="100%" svg:stroke-linecap="round"/>
    </style:style>
    <style:style style:family="graphic" style:name="a320">
      <style:graphic-properties draw:fill="none" draw:stroke="solid" svg:stroke-width="0.01042in" svg:stroke-color="#bfbfbf" svg:stroke-opacity="100%" svg:stroke-linecap="round"/>
    </style:style>
    <style:style style:family="graphic" style:name="a321">
      <style:graphic-properties draw:fill="none" draw:stroke="solid" svg:stroke-width="0.01042in" svg:stroke-color="#d9d9d9" svg:stroke-opacity="100%" svg:stroke-linecap="round"/>
    </style:style>
    <style:style style:family="graphic" style:name="a322">
      <style:graphic-properties draw:fill="solid" draw:fill-color="#90c226" draw:opacity="30%" draw:stroke="none"/>
    </style:style>
    <style:style style:family="graphic" style:name="a323">
      <style:graphic-properties draw:fill="solid" draw:fill-color="#90c226" draw:opacity="20%" draw:stroke="none"/>
    </style:style>
    <style:style style:family="graphic" style:name="a324">
      <style:graphic-properties draw:fill="solid" draw:fill-color="#54a021" draw:opacity="72%" draw:stroke="none"/>
    </style:style>
    <style:style style:family="graphic" style:name="a325">
      <style:graphic-properties draw:fill="solid" draw:fill-color="#3f7819" draw:opacity="70%" draw:stroke="none"/>
    </style:style>
    <style:style style:family="graphic" style:name="a326">
      <style:graphic-properties draw:fill="solid" draw:fill-color="#c0e474" draw:opacity="70%" draw:stroke="none"/>
    </style:style>
    <style:style style:family="graphic" style:name="a550">
      <style:graphic-properties draw:fill="solid" draw:fill-color="#90c226" draw:opacity="30%" draw:stroke="none"/>
    </style:style>
    <style:style style:family="graphic" style:name="a327">
      <style:graphic-properties draw:fill="solid" draw:fill-color="#90c226" draw:opacity="65%" draw:stroke="none"/>
    </style:style>
    <style:style style:family="graphic" style:name="a551">
      <style:graphic-properties draw:fill="solid" draw:fill-color="#90c226" draw:opacity="20%" draw:stroke="none"/>
    </style:style>
    <style:style style:family="graphic" style:name="a328">
      <style:graphic-properties draw:fill="solid" draw:fill-color="#90c226" draw:opacity="80%" draw:stroke="none"/>
    </style:style>
    <style:style style:family="graphic" style:name="a552">
      <style:graphic-properties draw:fill="solid" draw:fill-color="#54a021" draw:opacity="72%" draw:stroke="none"/>
    </style:style>
    <style:style style:family="graphic" style:name="a329">
      <style:graphic-properties draw:fill="solid" draw:fill-color="#90c226" draw:opacity="85%" draw:stroke="none"/>
    </style:style>
    <style:style style:family="graphic" style:name="a553">
      <style:graphic-properties draw:fill="solid" draw:fill-color="#3f7819" draw:opacity="70%" draw:stroke="none"/>
    </style:style>
    <style:style style:family="graphic" style:name="a554">
      <style:graphic-properties draw:fill="solid" draw:fill-color="#c0e474" draw:opacity="70%" draw:stroke="none"/>
    </style:style>
    <style:style style:family="graphic" style:name="a555">
      <style:graphic-properties draw:fill="solid" draw:fill-color="#90c226" draw:opacity="65%" draw:stroke="none"/>
    </style:style>
    <style:style style:family="graphic" style:name="a556">
      <style:graphic-properties draw:fill="solid" draw:fill-color="#90c226" draw:opacity="80%" draw:stroke="none"/>
    </style:style>
    <style:style style:family="graphic" style:name="a557">
      <style:graphic-properties draw:fill="solid" draw:fill-color="#90c226" draw:opacity="85%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90c226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bfbfbf" svg:stroke-opacity="100%" svg:stroke-linecap="round"/>
    </style:style>
    <style:style style:family="graphic" style:name="a584">
      <style:graphic-properties draw:fill="none" draw:stroke="solid" svg:stroke-width="0.01042in" svg:stroke-color="#d9d9d9" svg:stroke-opacity="100%" svg:stroke-linecap="round"/>
    </style:style>
    <style:style style:family="graphic" style:name="a585">
      <style:graphic-properties draw:fill="solid" draw:fill-color="#90c226" draw:opacity="30%" draw:stroke="none"/>
    </style:style>
    <style:style style:family="graphic" style:name="a586">
      <style:graphic-properties draw:fill="solid" draw:fill-color="#90c226" draw:opacity="20%" draw:stroke="none"/>
    </style:style>
    <style:style style:family="graphic" style:name="a587">
      <style:graphic-properties draw:fill="solid" draw:fill-color="#54a021" draw:opacity="72%" draw:stroke="none"/>
    </style:style>
    <style:style style:family="graphic" style:name="a588">
      <style:graphic-properties draw:fill="solid" draw:fill-color="#3f7819" draw:opacity="70%" draw:stroke="none"/>
    </style:style>
    <style:style style:family="graphic" style:name="a589">
      <style:graphic-properties draw:fill="solid" draw:fill-color="#c0e474" draw:opacity="7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c226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90c226" draw:opacity="80%" draw:stroke="none"/>
    </style:style>
    <style:style style:family="graphic" style:name="a368">
      <style:graphic-properties draw:fill="none" draw:stroke="solid" svg:stroke-width="0.01042in" svg:stroke-color="#bfbfbf" svg:stroke-opacity="100%" svg:stroke-linecap="round"/>
    </style:style>
    <style:style style:family="graphic" style:name="a592">
      <style:graphic-properties draw:fill="solid" draw:fill-color="#90c226" draw:opacity="85%" draw:stroke="none"/>
    </style:style>
    <style:style style:family="graphic" style:name="a369">
      <style:graphic-properties draw:fill="none" draw:stroke="solid" svg:stroke-width="0.01042in" svg:stroke-color="#d9d9d9" svg:stroke-opacity="100%" svg:stroke-linecap="round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bfbfbf" svg:stroke-opacity="100%" svg:stroke-linecap="round"/>
    </style:style>
    <style:style style:family="graphic" style:name="a141">
      <style:graphic-properties draw:fill="none" draw:stroke="solid" svg:stroke-width="0.01042in" svg:stroke-color="#d9d9d9" svg:stroke-opacity="100%" svg:stroke-linecap="round"/>
    </style:style>
    <style:style style:family="graphic" style:name="a142">
      <style:graphic-properties draw:fill="solid" draw:fill-color="#90c226" draw:opacity="30%" draw:stroke="none"/>
    </style:style>
    <style:style style:family="graphic" style:name="a143">
      <style:graphic-properties draw:fill="solid" draw:fill-color="#90c226" draw:opacity="20%" draw:stroke="none"/>
    </style:style>
    <style:style style:family="graphic" style:name="a144">
      <style:graphic-properties draw:fill="solid" draw:fill-color="#54a021" draw:opacity="72%" draw:stroke="none"/>
    </style:style>
    <style:style style:family="graphic" style:name="a145">
      <style:graphic-properties draw:fill="solid" draw:fill-color="#3f7819" draw:opacity="70%" draw:stroke="none"/>
    </style:style>
    <style:style style:family="graphic" style:name="a146">
      <style:graphic-properties draw:fill="solid" draw:fill-color="#c0e474" draw:opacity="70%" draw:stroke="none"/>
    </style:style>
    <style:style style:family="graphic" style:name="a370">
      <style:graphic-properties draw:fill="solid" draw:fill-color="#90c226" draw:opacity="30%" draw:stroke="none"/>
    </style:style>
    <style:style style:family="graphic" style:name="a147">
      <style:graphic-properties draw:fill="solid" draw:fill-color="#90c226" draw:opacity="65%" draw:stroke="none"/>
    </style:style>
    <style:style style:family="graphic" style:name="a371">
      <style:graphic-properties draw:fill="solid" draw:fill-color="#90c226" draw:opacity="20%" draw:stroke="none"/>
    </style:style>
    <style:style style:family="graphic" style:name="a148">
      <style:graphic-properties draw:fill="solid" draw:fill-color="#90c226" draw:opacity="80%" draw:stroke="none"/>
    </style:style>
    <style:style style:family="graphic" style:name="a372">
      <style:graphic-properties draw:fill="solid" draw:fill-color="#54a021" draw:opacity="72%" draw:stroke="none"/>
    </style:style>
    <style:style style:family="graphic" style:name="a149">
      <style:graphic-properties draw:fill="solid" draw:fill-color="#90c226" draw:opacity="85%" draw:stroke="none"/>
    </style:style>
    <style:style style:family="graphic" style:name="a373">
      <style:graphic-properties draw:fill="solid" draw:fill-color="#3f7819" draw:opacity="70%" draw:stroke="none"/>
    </style:style>
    <style:style style:family="graphic" style:name="a374">
      <style:graphic-properties draw:fill="solid" draw:fill-color="#c0e474" draw:opacity="70%" draw:stroke="none"/>
    </style:style>
    <style:style style:family="graphic" style:name="a375">
      <style:graphic-properties draw:fill="solid" draw:fill-color="#90c226" draw:opacity="65%" draw:stroke="none"/>
    </style:style>
    <style:style style:family="graphic" style:name="a376">
      <style:graphic-properties draw:fill="solid" draw:fill-color="#90c226" draw:opacity="80%" draw:stroke="none"/>
    </style:style>
    <style:style style:family="graphic" style:name="a377">
      <style:graphic-properties draw:fill="solid" draw:fill-color="#90c226" draw:opacity="85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042in" svg:stroke-color="#bfbfbf" svg:stroke-opacity="100%" svg:stroke-linecap="round"/>
    </style:style>
    <style:style style:family="graphic" style:name="a628">
      <style:graphic-properties draw:fill="none" draw:stroke="solid" svg:stroke-width="0.01042in" svg:stroke-color="#d9d9d9" svg:stroke-opacity="100%" svg:stroke-linecap="round"/>
    </style:style>
    <style:style style:family="graphic" style:name="a629">
      <style:graphic-properties draw:fill="solid" draw:fill-color="#90c226" draw:opacity="3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54a021" draw:opacity="72%" draw:stroke="none"/>
    </style:style>
    <style:style style:family="graphic" style:name="a403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draw:fill="solid" draw:fill-color="#3f7819" draw:opacity="70%" draw:stroke="none"/>
    </style:style>
    <style:style style:family="graphic" style:name="a404">
      <style:graphic-properties draw:fill="none" draw:stroke="solid" svg:stroke-width="0.01042in" svg:stroke-color="#d9d9d9" svg:stroke-opacity="100%" svg:stroke-linecap="round"/>
    </style:style>
    <style:style style:family="graphic" style:name="a405">
      <style:graphic-properties draw:fill="solid" draw:fill-color="#90c226" draw:opacity="30%" draw:stroke="none"/>
    </style:style>
    <style:style style:family="graphic" style:name="a630">
      <style:graphic-properties draw:fill="solid" draw:fill-color="#90c226" draw:opacity="20%" draw:stroke="none"/>
    </style:style>
    <style:style style:family="graphic" style:name="a406">
      <style:graphic-properties draw:fill="solid" draw:fill-color="#90c226" draw:opacity="20%" draw:stroke="none"/>
    </style:style>
    <style:style style:family="graphic" style:name="a631">
      <style:graphic-properties draw:fill="solid" draw:fill-color="#54a021" draw:opacity="72%" draw:stroke="none"/>
    </style:style>
    <style:style style:family="graphic" style:name="a407">
      <style:graphic-properties draw:fill="solid" draw:fill-color="#54a021" draw:opacity="72%" draw:stroke="none"/>
    </style:style>
    <style:style style:family="graphic" style:name="a632">
      <style:graphic-properties draw:fill="solid" draw:fill-color="#3f7819" draw:opacity="70%" draw:stroke="none"/>
    </style:style>
    <style:style style:family="graphic" style:name="a408">
      <style:graphic-properties draw:fill="solid" draw:fill-color="#3f7819" draw:opacity="70%" draw:stroke="none"/>
    </style:style>
    <style:style style:family="graphic" style:name="a633">
      <style:graphic-properties draw:fill="solid" draw:fill-color="#c0e474" draw:opacity="70%" draw:stroke="none"/>
    </style:style>
    <style:style style:family="graphic" style:name="a409">
      <style:graphic-properties draw:fill="solid" draw:fill-color="#c0e474" draw:opacity="70%" draw:stroke="none"/>
    </style:style>
    <style:style style:family="graphic" style:name="a634">
      <style:graphic-properties draw:fill="solid" draw:fill-color="#90c226" draw:opacity="65%" draw:stroke="none"/>
    </style:style>
    <style:style style:family="graphic" style:name="a635">
      <style:graphic-properties draw:fill="solid" draw:fill-color="#90c226" draw:opacity="80%" draw:stroke="none"/>
    </style:style>
    <style:style style:family="graphic" style:name="a636">
      <style:graphic-properties draw:fill="solid" draw:fill-color="#90c226" draw:opacity="85%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90c226" draw:opacity="65%" draw:stroke="non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90c226" draw:opacity="80%" draw:stroke="non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90c226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bfbfbf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d9d9d9" svg:stroke-opacity="100%" svg:stroke-linecap="round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90c226" draw:opacity="30%" draw:stroke="none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90c226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54a02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3f7819" draw:opacity="70%" draw:stroke="non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c0e474" draw:opacity="70%" draw:stroke="none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90c226" draw:opacity="65%" draw:stroke="none"/>
    </style:style>
    <style:style style:family="graphic" style:name="a67">
      <style:graphic-properties draw:fill="solid" draw:fill-color="#90c226" draw:opacity="30%" draw:stroke="non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90c226" draw:opacity="80%" draw:stroke="none"/>
    </style:style>
    <style:style style:family="graphic" style:name="a68">
      <style:graphic-properties draw:fill="solid" draw:fill-color="#90c226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bfbfbf" svg:stroke-opacity="100%" svg:stroke-linecap="round"/>
    </style:style>
    <style:style style:family="graphic" style:name="a69">
      <style:graphic-properties draw:fill="solid" draw:fill-color="#54a021" draw:opacity="72%" draw:stroke="none"/>
    </style:style>
    <style:style style:family="graphic" style:name="a435">
      <style:graphic-properties draw:fill="none" draw:stroke="solid" svg:stroke-width="0.01042in" svg:stroke-color="#d9d9d9" svg:stroke-opacity="100%" svg:stroke-linecap="round"/>
    </style:style>
    <style:style style:family="graphic" style:name="a436">
      <style:graphic-properties draw:fill="solid" draw:fill-color="#90c226" draw:opacity="30%" draw:stroke="none"/>
    </style:style>
    <style:style style:family="graphic" style:name="a437">
      <style:graphic-properties draw:fill="solid" draw:fill-color="#90c226" draw:opacity="20%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4a021" draw:opacity="72%" draw:stroke="non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3f7819" draw:opacity="70%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seta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Kliknij, aby edytować styl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ytuj style wzorca teks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i poziom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iąty pozio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Slajd-tytułowy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Kliknij, aby edytować styl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Kliknij, aby edytować styl wzorca podtytułu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/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ytuł-i-zawartość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20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Kliknij, aby edytować styl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Edytuj style wzorca tekstu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Drugi poziom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Piąty poziom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Nagłówek-sekcji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20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Kliknij, aby edytować styl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Edytuj style wzorca tekstu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/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50">
      <draw:g draw:name="Group 6" draw:id="id64">
        <svg:title/>
        <svg:desc/>
        <draw:connector draw:type="line" svg:x1="10.24826in" svg:y1="0in" svg:x2="11.5816in" svg:y2="7.5in" draw:id="id71" draw:layer="Master1-bg" draw:style-name="a20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20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Kliknij, aby edytować styl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Drugi poziom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Piąty poziom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ytuj style wzorca tekstu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Drugi poziom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Piąty poziom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Porównanie" style:page-layout-name="pageLayout1" draw:style-name="a211">
      <draw:g draw:name="Group 6" draw:id="id81">
        <svg:title/>
        <svg:desc/>
        <draw:connector draw:type="line" svg:x1="10.24826in" svg:y1="0in" svg:x2="11.5816in" svg:y2="7.5in" draw:id="id9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20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Kliknij, aby edytować styl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Edytuj style wzorca tekstu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Edytuj style wzorca tekstu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Drugi poziom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Piąty poziom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Edytuj style wzorca tekstu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ytuj style wzorca tekstu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Drugi poziom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Piąty poziom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/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Tylko-tytuł" style:page-layout-name="pageLayout1" draw:style-name="a280">
      <draw:g draw:name="Group 6" draw:id="id100">
        <svg:title/>
        <svg:desc/>
        <draw:connector draw:type="line" svg:x1="10.24826in" svg:y1="0in" svg:x2="11.5816in" svg:y2="7.5in" draw:id="id105" draw:layer="Master1-bg" draw:style-name="a297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20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Kliknij, aby edytować styl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Pusty" style:page-layout-name="pageLayout1" draw:style-name="a307">
      <draw:g draw:name="Group 6" draw:id="id115">
        <svg:title/>
        <svg:desc/>
        <draw:connector draw:type="line" svg:x1="10.24826in" svg:y1="0in" svg:x2="11.5816in" svg:y2="7.5in" draw:id="id119" draw:layer="Master1-bg" draw:style-name="a320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20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/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330">
      <draw:g draw:name="Group 6" draw:id="id129">
        <svg:title/>
        <svg:desc/>
        <draw:connector draw:type="line" svg:x1="10.24826in" svg:y1="0in" svg:x2="11.5816in" svg:y2="7.5in" draw:id="id136" draw:layer="Master1-bg" draw:style-name="a36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20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Kliknij, aby edytować styl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Edytuj style wzorca tekstu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rugi poziom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Piąty poziom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ytuj style wzorca tekstu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Obraz-z-podpisem" style:page-layout-name="pageLayout1" draw:style-name="a378">
      <draw:g draw:name="Group 6" draw:id="id146">
        <svg:title/>
        <svg:desc/>
        <draw:connector draw:type="line" svg:x1="10.24826in" svg:y1="0in" svg:x2="11.5816in" svg:y2="7.5in" draw:id="id153" draw:layer="Master1-bg" draw:style-name="a40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20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Kliknij, aby edytować styl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Kliknij ikonę, aby dodać obraz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Edytuj style wzorca tekstu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/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  <style:master-page style:name="Master1-Layout10-cust-Tytuł-i-podpis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20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Kliknij, aby edytować styl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ytuj style wzorca tekstu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/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Oferta-z-podpisem" style:page-layout-name="pageLayout1" draw:style-name="a444">
      <draw:g draw:name="Group 6" draw:id="id179">
        <svg:title/>
        <svg:desc/>
        <draw:connector draw:type="line" svg:x1="10.24826in" svg:y1="0in" svg:x2="11.5816in" svg:y2="7.5in" draw:id="id188" draw:layer="Master1-bg" draw:style-name="a476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77" draw:name="Straight Connector 20">
          <svg:title/>
          <svg:desc/>
        </draw:connector>
        <draw:custom-shape svg:x="10.04098in" svg:y="-0.00926in" svg:width="3.28888in" svg:height="7.50926in" draw:id="id190" draw:layer="Master1-bg" draw:style-name="a4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8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Kliknij, aby edytować styl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ytuj style wzorca tekstu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ytuj style wzorca tekstu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/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5" draw:name="TextBox 21" svg:x="9.72552in" svg:y="3.15678in" svg:width="0.66667in" svg:height="0.63952in">
        <draw:text-box>
          <text:p text:style-name="a474" text:class-names="" text:cond-style-name=""><text:span text:style-name="a472" text:class-names="">”</text:span><text:span text:style-name="a473" text:class-names=""/></text:p>
        </draw:text-box>
        <svg:title/>
        <svg:desc/>
      </draw:frame>
    </style:master-page>
    <style:master-page style:name="Master1-Layout12-cust-Karta-nazwy" style:page-layout-name="pageLayout1" draw:style-name="a486">
      <draw:g draw:name="Group 6" draw:id="id198">
        <svg:title/>
        <svg:desc/>
        <draw:connector draw:type="line" svg:x1="10.24826in" svg:y1="0in" svg:x2="11.5816in" svg:y2="7.5in" draw:id="id204" draw:layer="Master1-bg" draw:style-name="a507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508" draw:name="Straight Connector 20">
          <svg:title/>
          <svg:desc/>
        </draw:connector>
        <draw:custom-shape svg:x="10.04098in" svg:y="-0.00926in" svg:width="3.28888in" svg:height="7.50926in" draw:id="id206" draw:layer="Master1-bg" draw:style-name="a5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90" draw:name="Title 1" svg:x="0.74074in" svg:y="2.11285in" svg:width="9.40143in" svg:height="2.83843in" presentation:class="title" presentation:placeholder="false">
        <draw:text-box>
          <text:p text:style-name="a489" text:class-names="" text:cond-style-name=""><text:span text:style-name="a487" text:class-names="">Kliknij, aby edytować styl</text:span><text:span text:style-name="a488" text:class-names=""/></text:p>
        </draw:text-box>
        <svg:title/>
        <svg:desc/>
      </draw:frame>
      <draw:frame draw:id="id200" presentation:style-name="a494" draw:name="Text Placeholder 2" svg:x="0.74074in" svg:y="4.95128in" svg:width="9.40143in" svg:height="1.6556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Edytuj style wzorca tekstu</text:span></text:p>
            </text:list-item>
          </text:list>
        </draw:text-box>
        <svg:title/>
        <svg:desc/>
      </draw:frame>
      <draw:frame draw:id="id201" presentation:style-name="a499" draw:name="Date Placeholder 3" svg:x="7.87963in" svg:y="6.60691in" svg:width="0.99731in" svg:height="0.39931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/></text:span><text:span text:style-name="a497" text:class-names=""/></text:p>
        </draw:text-box>
        <svg:title/>
        <svg:desc/>
      </draw:frame>
      <draw:frame draw:id="id202" presentation:style-name="a502" draw:name="Footer Placeholder 4" svg:x="0.74074in" svg:y="6.60691in" svg:width="6.8871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203" presentation:style-name="a506" draw:name="Slide Number Placeholder 5" svg:x="9.39486in" svg:y="6.60691in" svg:width="0.74731in" svg:height="0.39931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</style:master-page>
    <style:master-page style:name="Master1-Layout13-cust-Karta-nazwy-cytatu" style:page-layout-name="pageLayout1" draw:style-name="a517">
      <draw:g draw:name="Group 6" draw:id="id214">
        <svg:title/>
        <svg:desc/>
        <draw:connector draw:type="line" svg:x1="10.24826in" svg:y1="0in" svg:x2="11.5816in" svg:y2="7.5in" draw:id="id223" draw:layer="Master1-bg" draw:style-name="a54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49" draw:name="Straight Connector 20">
          <svg:title/>
          <svg:desc/>
        </draw:connector>
        <draw:custom-shape svg:x="10.04098in" svg:y="-0.00926in" svg:width="3.28888in" svg:height="7.50926in" draw:id="id225" draw:layer="Master1-bg" draw:style-name="a5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1" draw:name="Title 1" svg:x="1.01852in" svg:y="0.66667in" svg:width="8.85185in" svg:height="3.30556in" presentation:class="title" presentation:placeholder="false">
        <draw:text-box>
          <text:p text:style-name="a520" text:class-names="" text:cond-style-name=""><text:span text:style-name="a518" text:class-names="">Kliknij, aby edytować styl</text:span><text:span text:style-name="a519" text:class-names=""/></text:p>
        </draw:text-box>
        <svg:title/>
        <svg:desc/>
      </draw:frame>
      <draw:frame draw:id="id216" presentation:style-name="a525" draw:name="Text Placeholder 9" svg:x="0.74074in" svg:y="4.38889in" svg:width="9.40143in" svg:height="0.5623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ytuj style wzorca tekstu</text:span></text:p>
            </text:list-item>
          </text:list>
        </draw:text-box>
        <svg:title/>
        <svg:desc/>
      </draw:frame>
      <draw:frame draw:id="id217" presentation:style-name="a529" draw:name="Text Placeholder 2" svg:x="0.74074in" svg:y="4.95128in" svg:width="9.40143in" svg:height="1.6556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Edytuj style wzorca tekstu</text:span></text:p>
            </text:list-item>
          </text:list>
        </draw:text-box>
        <svg:title/>
        <svg:desc/>
      </draw:frame>
      <draw:frame draw:id="id218" presentation:style-name="a534" draw:name="Date Placeholder 3" svg:x="7.87963in" svg:y="6.60691in" svg:width="0.99731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/></text:span><text:span text:style-name="a532" text:class-names=""/></text:p>
        </draw:text-box>
        <svg:title/>
        <svg:desc/>
      </draw:frame>
      <draw:frame draw:id="id219" presentation:style-name="a537" draw:name="Footer Placeholder 4" svg:x="0.74074in" svg:y="6.60691in" svg:width="6.8871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220" presentation:style-name="a541" draw:name="Slide Number Placeholder 5" svg:x="9.39486in" svg:y="6.60691in" svg:width="0.74731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/></text:span><text:span text:style-name="a539" text:class-names=""/></text:p>
        </draw:text-box>
        <svg:title/>
        <svg:desc/>
      </draw:frame>
      <draw:frame draw:id="id221" draw:style-name="a544" draw:name="TextBox 23" svg:x="0.5926in" svg:y="0.86437in" svg:width="0.66667in" svg:height="0.63952in">
        <draw:text-box>
          <text:p text:style-name="a543" text:class-names="" text:cond-style-name=""><text:span text:style-name="a542" text:class-names="">“</text:span></text:p>
        </draw:text-box>
        <svg:title/>
        <svg:desc/>
      </draw:frame>
      <draw:frame draw:id="id222" draw:style-name="a547" draw:name="TextBox 24" svg:x="9.72552in" svg:y="3.15678in" svg:width="0.66667in" svg:height="0.63952in">
        <draw:text-box>
          <text:p text:style-name="a546" text:class-names="" text:cond-style-name=""><text:span text:style-name="a545" text:class-names="">”</text:span></text:p>
        </draw:text-box>
        <svg:title/>
        <svg:desc/>
      </draw:frame>
    </style:master-page>
    <style:master-page style:name="Master1-Layout14-cust-Prawda-lub-fałsz" style:page-layout-name="pageLayout1" draw:style-name="a558">
      <draw:g draw:name="Group 6" draw:id="id233">
        <svg:title/>
        <svg:desc/>
        <draw:connector draw:type="line" svg:x1="10.24826in" svg:y1="0in" svg:x2="11.5816in" svg:y2="7.5in" draw:id="id240" draw:layer="Master1-bg" draw:style-name="a58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84" draw:name="Straight Connector 20">
          <svg:title/>
          <svg:desc/>
        </draw:connector>
        <draw:custom-shape svg:x="10.04098in" svg:y="-0.00926in" svg:width="3.28888in" svg:height="7.50926in" draw:id="id242" draw:layer="Master1-bg" draw:style-name="a5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2" draw:name="Title 1" svg:x="0.75in" svg:y="0.66667in" svg:width="9.39217in" svg:height="3.30556in" presentation:class="title" presentation:placeholder="false">
        <draw:text-box>
          <text:p text:style-name="a561" text:class-names="" text:cond-style-name=""><text:span text:style-name="a559" text:class-names="">Kliknij, aby edytować styl</text:span><text:span text:style-name="a560" text:class-names=""/></text:p>
        </draw:text-box>
        <svg:title/>
        <svg:desc/>
      </draw:frame>
      <draw:frame draw:id="id235" presentation:style-name="a566" draw:name="Text Placeholder 9" svg:x="0.74074in" svg:y="4.38889in" svg:width="9.40143in" svg:height="0.5623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Edytuj style wzorca tekstu</text:span></text:p>
            </text:list-item>
          </text:list>
        </draw:text-box>
        <svg:title/>
        <svg:desc/>
      </draw:frame>
      <draw:frame draw:id="id236" presentation:style-name="a570" draw:name="Text Placeholder 2" svg:x="0.74074in" svg:y="4.95128in" svg:width="9.40143in" svg:height="1.6556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ytuj style wzorca tekstu</text:span></text:p>
            </text:list-item>
          </text:list>
        </draw:text-box>
        <svg:title/>
        <svg:desc/>
      </draw:frame>
      <draw:frame draw:id="id237" presentation:style-name="a575" draw:name="Date Placeholder 3" svg:x="7.87963in" svg:y="6.60691in" svg:width="0.9973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/></text:span><text:span text:style-name="a573" text:class-names=""/></text:p>
        </draw:text-box>
        <svg:title/>
        <svg:desc/>
      </draw:frame>
      <draw:frame draw:id="id238" presentation:style-name="a578" draw:name="Footer Placeholder 4" svg:x="0.74074in" svg:y="6.60691in" svg:width="6.8871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239" presentation:style-name="a582" draw:name="Slide Number Placeholder 5" svg:x="9.39486in" svg:y="6.60691in" svg:width="0.74731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</style:master-page>
    <style:master-page style:name="Master1-Layout15-vertTx-Tytuł-i-tekst-pionowy" style:page-layout-name="pageLayout1" draw:style-name="a593">
      <draw:g draw:name="Group 6" draw:id="id250">
        <svg:title/>
        <svg:desc/>
        <draw:connector draw:type="line" svg:x1="10.24826in" svg:y1="0in" svg:x2="11.5816in" svg:y2="7.5in" draw:id="id256" draw:layer="Master1-bg" draw:style-name="a627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628" draw:name="Straight Connector 20">
          <svg:title/>
          <svg:desc/>
        </draw:connector>
        <draw:custom-shape svg:x="10.04098in" svg:y="-0.00926in" svg:width="3.28888in" svg:height="7.50926in" draw:id="id258" draw:layer="Master1-bg" draw:style-name="a62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3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7" draw:name="Title 1" svg:x="0.74074in" svg:y="0.66667in" svg:width="9.40143in" svg:height="1.44444in" presentation:class="title" presentation:placeholder="false">
        <draw:text-box>
          <text:p text:style-name="a596" text:class-names="" text:cond-style-name=""><text:span text:style-name="a594" text:class-names="">Kliknij, aby edytować styl</text:span><text:span text:style-name="a595" text:class-names=""/></text:p>
        </draw:text-box>
        <svg:title/>
        <svg:desc/>
      </draw:frame>
      <draw:frame draw:id="id252" presentation:style-name="a614" draw:name="Vertical Text Placeholder 2" svg:x="0.74074in" svg:y="2.36285in" svg:width="9.40143in" svg:height="4.24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Edytuj style wzorca tekstu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Drugi poziom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Piąty poziom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9" draw:name="Date Placeholder 3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/></text:span><text:span text:style-name="a617" text:class-names=""/></text:p>
        </draw:text-box>
        <svg:title/>
        <svg:desc/>
      </draw:frame>
      <draw:frame draw:id="id254" presentation:style-name="a622" draw:name="Footer Placeholder 4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55" presentation:style-name="a626" draw:name="Slide Number Placeholder 5" svg:x="9.39486in" svg:y="6.60691in" svg:width="0.74731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</draw:text-box>
        <svg:title/>
        <svg:desc/>
      </draw:frame>
    </style:master-page>
    <style:master-page style:name="Master1-Layout16-vertTitleAndTx-Tytuł-pionowy-i-tekst" style:page-layout-name="pageLayout1" draw:style-name="a637">
      <draw:g draw:name="Group 6" draw:id="id266">
        <svg:title/>
        <svg:desc/>
        <draw:connector draw:type="line" svg:x1="10.24826in" svg:y1="0in" svg:x2="11.5816in" svg:y2="7.5in" draw:id="id272" draw:layer="Master1-bg" draw:style-name="a671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72" draw:name="Straight Connector 20">
          <svg:title/>
          <svg:desc/>
        </draw:connector>
        <draw:custom-shape svg:x="10.04098in" svg:y="-0.00926in" svg:width="3.28888in" svg:height="7.50926in" draw:id="id274" draw:layer="Master1-bg" draw:style-name="a67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8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1" draw:name="Vertical Title 1" svg:x="8.71355in" svg:y="0.66667in" svg:width="1.42688in" svg:height="5.74306in" presentation:class="title" presentation:placeholder="false">
        <draw:text-box>
          <text:p text:style-name="a640" text:class-names="" text:cond-style-name=""><text:span text:style-name="a638" text:class-names="">Kliknij, aby edytować styl</text:span><text:span text:style-name="a639" text:class-names=""/></text:p>
        </draw:text-box>
        <svg:title/>
        <svg:desc/>
      </draw:frame>
      <draw:frame draw:id="id268" presentation:style-name="a658" draw:name="Vertical Text Placeholder 2" svg:x="0.74074in" svg:y="0.66667in" svg:width="7.72107in" svg:height="5.74306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Edytuj style wzorca tekstu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Drugi poziom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Piąty poziom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3" draw:name="Date Placeholder 3" svg:x="7.87963in" svg:y="6.60691in" svg:width="0.99731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/></text:span><text:span text:style-name="a661" text:class-names=""/></text:p>
        </draw:text-box>
        <svg:title/>
        <svg:desc/>
      </draw:frame>
      <draw:frame draw:id="id270" presentation:style-name="a666" draw:name="Footer Placeholder 4" svg:x="0.74074in" svg:y="6.60691in" svg:width="6.8871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271" presentation:style-name="a670" draw:name="Slide Number Placeholder 5" svg:x="9.39486in" svg:y="6.60691in" svg:width="0.74731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stęp do Pythona</dc:title>
    <meta:initial-creator>Marcin</meta:initial-creator>
    <dc:creator>Marcin</dc:creator>
    <meta:creation-date>2017-01-08T19:54:56Z</meta:creation-date>
    <dc:date>2017-01-08T19:56:08Z</dc:date>
    <meta:template xlink:href="Facet" xlink:type="simple"/>
    <meta:editing-cycles>1</meta:editing-cycles>
    <meta:editing-duration>PT71S</meta:editing-duration>
    <meta:document-statistic meta:paragraph-count="6" meta:word-count="13"/>
  </office:meta>
</office:document-meta>
</file>